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774FC8E2B8727092193.png" manifest:media-type="image/png"/>
  <manifest:file-entry manifest:full-path="Pictures/10000201000004B000000960B9673911F87D68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gradient" draw:fill-gradient-name="rouge" draw:textarea-horizontal-align="justify" draw:textarea-vertical-align="middle" draw:auto-grow-height="false" fo:min-height="0.55cm" fo:min-width="4.75cm"/>
    </style:style>
    <style:style style:name="gr3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1.2cm"/>
    </style:style>
    <style:style style:name="gr4" style:family="graphic" style:parent-style-name="standard">
      <style:graphic-properties svg:stroke-color="#ffff00" draw:fill-color="#ffff00" draw:textarea-horizontal-align="justify" draw:textarea-vertical-align="middle" draw:auto-grow-height="false" fo:min-height="0cm" fo:min-width="1.202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rouge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T1" style:family="text">
      <style:text-properties fo:font-size="18pt" fo:text-shadow="1pt 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cm" svg:height="5.4cm" svg:x="17cm" svg:y="1.6cm">
          <draw:image xlink:href="Pictures/10000201000004B000000960B9673911F87D681A.png" xlink:type="simple" xlink:show="embed" xlink:actuate="onLoad">
            <text:p/>
          </draw:image>
        </draw:frame>
        <draw:frame draw:style-name="gr1" draw:text-style-name="P1" draw:layer="layout" svg:width="6.892cm" svg:height="5.479cm" svg:x="1.008cm" svg:y="1.021cm">
          <draw:image xlink:href="Pictures/100002010000096000000774FC8E2B8727092193.png" xlink:type="simple" xlink:show="embed" xlink:actuate="onLoad">
            <text:p/>
          </draw:image>
        </draw:frame>
        <draw:custom-shape draw:style-name="gr2" draw:text-style-name="P2" draw:layer="layout" svg:width="6cm" svg:height="1.6cm" svg:x="8.7cm" svg:y="3.5cm">
          <text:p text:style-name="P1"/>
          <text:p text:style-name="P1"/>
          <text:p text:style-name="P1"/>
          <text:p text:style-name="P1"><text:span text:style-name="T1">http://myphone/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7cm" svg:height="0.2cm" svg:x="15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02cm" svg:height="0.198cm" draw:transform="skewX (0.0303687289847013) rotate (0.506320016003555) translate (15.174cm 3.3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7cm" svg:height="0.2cm" draw:transform="rotate (-0.508938009881548) translate (15.316cm 1.1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cm" svg:height="5.4cm" svg:x="17cm" svg:y="11.2cm">
          <draw:image xlink:href="Pictures/10000201000004B000000960B9673911F87D681A.png" xlink:type="simple" xlink:show="embed" xlink:actuate="onLoad">
            <text:p/>
          </draw:image>
        </draw:frame>
        <draw:frame draw:style-name="gr1" draw:text-style-name="P1" draw:layer="layout" svg:width="6.892cm" svg:height="5.479cm" svg:x="1.008cm" svg:y="9.221cm">
          <draw:image xlink:href="Pictures/100002010000096000000774FC8E2B8727092193.png" xlink:type="simple" xlink:show="embed" xlink:actuate="onLoad">
            <text:p/>
          </draw:image>
        </draw:frame>
        <draw:custom-shape draw:style-name="gr2" draw:text-style-name="P2" draw:layer="layout" svg:width="6cm" svg:height="1.6cm" svg:x="8.7cm" svg:y="11.7cm">
          <text:p text:style-name="P1"/>
          <text:p text:style-name="P1"/>
          <text:p text:style-name="P1"/>
          <text:p text:style-name="P1"><text:span text:style-name="T1">http://myphone/of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gradient draw:name="rouge" draw:style="linear" draw:start-color="#ff0000" draw:end-color="#800000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DemiLight" style:font-family-asian="'Noto Sans CJK JP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gis </meta:initial-creator>
    <meta:creation-date>2016-11-01T10:55:36.692283867</meta:creation-date>
    <dc:date>2016-11-01T11:04:30.682073715</dc:date>
    <dc:creator>Regis </dc:creator>
    <meta:editing-duration>PT8M54S</meta:editing-duration>
    <meta:editing-cycles>1</meta:editing-cycles>
    <meta:document-statistic meta:object-count="9"/>
    <meta:generator>LibreOffice/5.2.3.1$Linux_X86_64 LibreOffice_project/20m0$Build-1</meta:generator>
  </office:meta>
</office:document-meta>
</file>